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7215in" fo:margin-left="-0.0056in" table:align="left"/>
    </style:style>
    <style:style style:name="Table1.A" style:family="table-column">
      <style:table-column-properties style:column-width="2.2403in"/>
    </style:style>
    <style:style style:name="Table1.C" style:family="table-column">
      <style:table-column-properties style:column-width="2.241in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7215in" fo:margin-left="-0.0056in" table:align="left"/>
    </style:style>
    <style:style style:name="Table2.A" style:family="table-column">
      <style:table-column-properties style:column-width="2.2403in"/>
    </style:style>
    <style:style style:name="Table2.C" style:family="table-column">
      <style:table-column-properties style:column-width="2.241in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7215in" fo:margin-left="-0.0056in" table:align="left"/>
    </style:style>
    <style:style style:name="Table3.A" style:family="table-column">
      <style:table-column-properties style:column-width="2.2403in"/>
    </style:style>
    <style:style style:name="Table3.C" style:family="table-column">
      <style:table-column-properties style:column-width="2.241in"/>
    </style:style>
    <style:style style:name="Table3.1" style:family="table-row">
      <style:table-row-properties style:min-row-height="0.0007in"/>
    </style:style>
    <style:style style:name="Table3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7215in" fo:margin-left="-0.0056in" table:align="left"/>
    </style:style>
    <style:style style:name="Table4.A" style:family="table-column">
      <style:table-column-properties style:column-width="2.2403in"/>
    </style:style>
    <style:style style:name="Table4.C" style:family="table-column">
      <style:table-column-properties style:column-width="2.241in"/>
    </style:style>
    <style:style style:name="Table4.1" style:family="table-row">
      <style:table-row-properties style:min-row-height="0.0007in"/>
    </style:style>
    <style:style style:name="Table4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6.7215in" fo:margin-left="-0.0056in" table:align="left"/>
    </style:style>
    <style:style style:name="Table5.A" style:family="table-column">
      <style:table-column-properties style:column-width="2.2403in"/>
    </style:style>
    <style:style style:name="Table5.C" style:family="table-column">
      <style:table-column-properties style:column-width="2.241in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" style:family="table">
      <style:table-properties style:width="6.7215in" fo:margin-left="-0.0056in" table:align="left"/>
    </style:style>
    <style:style style:name="Table6.A" style:family="table-column">
      <style:table-column-properties style:column-width="2.2403in"/>
    </style:style>
    <style:style style:name="Table6.C" style:family="table-column">
      <style:table-column-properties style:column-width="2.241in"/>
    </style:style>
    <style:style style:name="Table6.1" style:family="table-row">
      <style:table-row-properties style:min-row-height="0.0007in"/>
    </style:style>
    <style:style style:name="Table6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6.7215in" fo:margin-left="-0.0056in" table:align="left"/>
    </style:style>
    <style:style style:name="Table7.A" style:family="table-column">
      <style:table-column-properties style:column-width="2.2403in"/>
    </style:style>
    <style:style style:name="Table7.C" style:family="table-column">
      <style:table-column-properties style:column-width="2.241in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Normal">
      <style:paragraph-properties fo:text-align="end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2" style:family="paragraph" style:parent-style-name="Normal">
      <style:text-properties style:font-name="Times New Roman" fo:font-size="14pt" style:font-name-asian="Times New Roman" style:font-size-asian="14pt" style:font-name-complex="Times New Roman"/>
    </style:style>
    <style:style style:name="P3" style:family="paragraph" style:parent-style-name="Normal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Normal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style:font-name-asian="Times New Roman" style:font-size-asian="16pt" style:font-name-complex="Times New Roman"/>
    </style:style>
    <style:style style:name="P6" style:family="paragraph" style:parent-style-name="Normal">
      <style:text-properties style:font-name="Times New Roman" style:font-name-asian="Times New Roman" style:font-name-complex="Times New Roman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hyphenation-ladder-count="no-limit"/>
      <style:text-properties fo:hyphenate="false" loext:hyphenation-no-caps="false"/>
    </style:style>
    <style:style style:name="P9" style:family="paragraph" style:parent-style-name="Normal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Normal">
      <style:paragraph-properties fo:margin-top="0in" fo:margin-bottom="0in" style:contextual-spacing="false" fo:line-height="100%"/>
    </style:style>
    <style:style style:name="P11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12" style:family="paragraph" style:parent-style-name="Normal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Courier New" style:font-size-asian="10pt" style:font-name-complex="Courier New"/>
    </style:style>
    <style:style style:name="P13" style:family="paragraph" style:parent-style-name="Normal">
      <style:paragraph-properties fo:margin-top="0in" fo:margin-bottom="0in" style:contextual-spacing="false" fo:line-height="100%"/>
      <style:text-properties style:font-name="Calibri" style:font-name-asian="Calibri" style:font-name-complex="Calibri"/>
    </style:style>
    <style:style style:name="P14" style:family="paragraph" style:parent-style-name="Normal">
      <style:paragraph-properties fo:text-align="end" style:justify-single-word="false"/>
      <style:text-properties style:font-name="Times New Roman" fo:font-size="14pt" officeooo:paragraph-rsid="00143d49" style:font-name-asian="Times New Roman" style:font-size-asian="14pt" style:font-name-complex="Times New Roman"/>
    </style:style>
    <style:style style:name="P15" style:family="paragraph" style:parent-style-name="Normal" style:list-style-name="L1">
      <style:paragraph-properties fo:margin-left="0.5in" fo:margin-right="0in" fo:text-indent="-0.25in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16" style:family="paragraph" style:parent-style-name="Normal" style:master-page-name="MP0">
      <style:paragraph-properties fo:text-align="end" style:justify-single-word="false" style:page-number="auto" fo:break-before="page"/>
      <style:text-properties style:font-name="Times New Roman" fo:font-size="14pt" officeooo:rsid="00143d49" officeooo:paragraph-rsid="00143d49" style:font-name-asian="Times New Roman" style:font-size-asian="14pt" style:font-name-complex="Times New Roman"/>
    </style:style>
    <style:style style:name="T1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2pt" style:font-name-asian="Times New Roman" style:font-size-asian="12pt" style:font-name-complex="Times New Roman"/>
    </style:style>
    <style:style style:name="T5" style:family="text">
      <style:text-properties style:font-name="Segoe UI Symbol" fo:font-size="16pt" fo:font-weight="bold" style:font-name-asian="Segoe UI Symbol" style:font-size-asian="16pt" style:font-weight-asian="bold" style:font-name-complex="Segoe UI Symbol"/>
    </style:style>
    <style:style style:name="T6" style:family="text">
      <style:text-properties fo:color="#222222" loext:opacity="100%" style:font-name="Arial" fo:background-color="#ffffff" loext:char-shading-value="0" style:font-name-asian="Arial" style:font-name-complex="Arial"/>
    </style:style>
    <style:style style:name="T7" style:family="text">
      <style:text-properties fo:color="#808000" loext:opacity="100%" style:font-name="Courier New" fo:font-size="10pt" style:font-name-asian="Courier New" style:font-size-asian="10pt" style:font-name-complex="Courier New"/>
    </style:style>
    <style:style style:name="T8" style:family="text">
      <style:text-properties fo:color="#808000" loext:opacity="100%" style:font-name="Times New Roman" fo:font-size="12pt" style:font-name-asian="Times New Roman" style:font-size-asian="12pt" style:font-name-complex="Times New Roman"/>
    </style:style>
    <style:style style:name="T9" style:family="text">
      <style:text-properties fo:color="#c0c0c0" loext:opacity="100%" style:font-name="Courier New" fo:font-size="10pt" style:font-name-asian="Courier New" style:font-size-asian="10pt" style:font-name-complex="Courier New"/>
    </style:style>
    <style:style style:name="T10" style:family="text">
      <style:text-properties fo:color="#c0c0c0" loext:opacity="100%" style:font-name="Times New Roman" fo:font-size="12pt" style:font-name-asian="Times New Roman" style:font-size-asian="12pt" style:font-name-complex="Times New Roman"/>
    </style:style>
    <style:style style:name="T11" style:family="text">
      <style:text-properties style:font-name="Courier New" fo:font-size="10pt" style:font-name-asian="Courier New" style:font-size-asian="10pt" style:font-name-complex="Courier New"/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акирзаи Амджад</text:p>
      <text:p text:style-name="P14"/>
      <text:p text:style-name="P1"/>
      <text:p text:style-name="P7"><text:span text:style-name="Default_20_Paragraph_20_Font"><text:span text:style-name="T1">Лабораторная работа </text:span></text:span><text:span text:style-name="Default_20_Paragraph_20_Font"><text:span text:style-name="T5">№</text:span></text:span><text:span text:style-name="Default_20_Paragraph_20_Font"><text:span text:style-name="T1">1</text:span></text:span></text:p>
      <text:p text:style-name="P5">Обработка больших чисел</text:p>
      <text:p text:style-name="P2"/>
      <text:p text:style-name="Normal"><text:span text:style-name="Default_20_Paragraph_20_Font"><text:span text:style-name="T2">Цель работы:</text:span></text:span><text:span text:style-name="Default_20_Paragraph_20_Font"><text:span text:style-name="T3"> реализация арифметических операций над числами, выходящими за разрядную сетку персонального компьютера, выбор необходимых типов данных для хранения и обработки указанных чисел. </text:span></text:span></text:p>
      <text:p text:style-name="P2"><text:s/></text:p>
      <text:p text:style-name="P4">Условие задачи (вар 1) :</text:p>
      <text:p text:style-name="P2">Составить программу умножения или деления двух чисел, где порядок имеет до 5 знаков: от –99999 до +99999, а мантисса – до 35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 </text:p>
      <text:p text:style-name="Normal"><text:span text:style-name="Default_20_Paragraph_20_Font"><text:span text:style-name="T3">Смоделировать операцию деления действительного числа в форме <text:s/></text:span></text:span><text:span text:style-name="Default_20_Paragraph_20_Font"><text:span text:style-name="T6">±</text:span></text:span><text:span text:style-name="Default_20_Paragraph_20_Font"><text:span text:style-name="T3">m.n Е </text:span></text:span><text:span text:style-name="Default_20_Paragraph_20_Font"><text:span text:style-name="T6">±</text:span></text:span><text:span text:style-name="Default_20_Paragraph_20_Font"><text:span text:style-name="T3">K, где суммарная длина мантиссы (m+n) - до 35 значащих цифр, а величина порядка K - до 5 цифр, на целое число длиной до 35 десятичных цифр. Результат выдать в форме <text:s/></text:span></text:span><text:span text:style-name="Default_20_Paragraph_20_Font"><text:span text:style-name="T6">±</text:span></text:span><text:span text:style-name="Default_20_Paragraph_20_Font"><text:span text:style-name="T3">0.m1 Е </text:span></text:span><text:span text:style-name="Default_20_Paragraph_20_Font"><text:span text:style-name="T6">±</text:span></text:span><text:span text:style-name="Default_20_Paragraph_20_Font"><text:span text:style-name="T3">K1, где m1 - до 35 значащих цифр, а K1 - до 5 цифр</text:span></text:span></text:p>
      <text:p text:style-name="P2"/>
      <text:p text:style-name="P4">Входные данные:</text:p>
      <text:p text:style-name="Normal"><text:span text:style-name="Default_20_Paragraph_20_Font"><text:span text:style-name="T3">Делимое: Действительное число в форме <text:s/></text:span></text:span><text:span text:style-name="Default_20_Paragraph_20_Font"><text:span text:style-name="T6">±</text:span></text:span><text:span text:style-name="Default_20_Paragraph_20_Font"><text:span text:style-name="T3">m.n Е </text:span></text:span><text:span text:style-name="Default_20_Paragraph_20_Font"><text:span text:style-name="T6">±</text:span></text:span><text:span text:style-name="Default_20_Paragraph_20_Font"><text:span text:style-name="T3">K, суммарная длина мантиссы менее 35 цифр, величина порядка K - до 5 цифр;</text:span></text:span></text:p>
      <text:p text:style-name="Normal"><text:span text:style-name="Default_20_Paragraph_20_Font"><text:span text:style-name="T3">Делитель: Целое число до 35 цифр.</text:span></text:span></text:p>
      <text:p text:style-name="P4"/>
      <text:p text:style-name="P4">Выходные данные:</text:p>
      <text:p text:style-name="Normal"><text:soft-page-break/><text:span text:style-name="Default_20_Paragraph_20_Font"><text:span text:style-name="T3">Результат деления в форме </text:span></text:span><text:span text:style-name="Default_20_Paragraph_20_Font"><text:span text:style-name="T6">±</text:span></text:span><text:span text:style-name="Default_20_Paragraph_20_Font"><text:span text:style-name="T3">0.m1 Е </text:span></text:span><text:span text:style-name="Default_20_Paragraph_20_Font"><text:span text:style-name="T6">±</text:span></text:span><text:span text:style-name="Default_20_Paragraph_20_Font"><text:span text:style-name="T3">K1, где m1 - до 35 значащих цифр, а K1 - до 5 цифр.</text:span></text:span></text:p>
      <text:p text:style-name="P4"/>
      <text:p text:style-name="P4">Возможные ошибки:</text:p>
      <text:list xml:id="list3106606785" text:style-name="L1">
        <text:list-item>
          <text:p text:style-name="P15">Ошибка ввода: наличие непредусмотренных символов в поле ввода, пустое поле ввода, мантисса более 35 знаков.</text:p>
        </text:list-item>
        <text:list-item>
          <text:p text:style-name="P15">Деление на ноль;</text:p>
        </text:list-item>
        <text:list-item>
          <text:p text:style-name="P15">Превышение допустимого порядка при обработке.</text:p>
        </text:list-item>
      </text:list>
      <text:p text:style-name="Normal"><text:span text:style-name="Default_20_Paragraph_20_Font"><text:span text:style-name="T2">Обращение к программе </text:span></text:span><text:span text:style-name="Default_20_Paragraph_20_Font"><text:span text:style-name="T3">осуществляется через консоль.</text:span></text:span></text:p>
      <text:p text:style-name="P2"/>
      <text:p text:style-name="P8"><text:span text:style-name="Default_20_Paragraph_20_Font"><text:span text:style-name="T2">Алгоритм:</text:span></text:span></text:p>
      <text:p text:style-name="P6">Инициализация:</text:p>
      <text:p text:style-name="P6">Инициализируйте переменные, такие как current_pos, equal, counter, flag, flag_zero и beggining_flag.</text:p>
      <text:p text:style-name="P6"/>
      <text:p text:style-name="P6">Цикл:</text:p>
      <text:p text:style-name="P6">Войдите в цикл while, который продолжается до достижения current_pos значения N_MAX + 1.</text:p>
      <text:p text:style-name="P6">Внутри цикла:</text:p>
      <text:p text:style-name="P6">Вызовите функцию comparison для проверки отношения между arr_float и arr_int.</text:p>
      <text:p text:style-name="P6">Если массивы равны, установите result[current_pos] в 1 и выйдите из цикла.</text:p>
      <text:p text:style-name="P6">Если arr_float больше arr_int:</text:p>
      <text:p text:style-name="P6">Инициализируйте counter и войдите в вложенный цикл.</text:p>
      <text:p text:style-name="P6">Во вложенном цикле вычитайте arr_int из arr_float до тех пор, пока arr_float не перестанет быть больше arr_int.</text:p>
      <text:p text:style-name="P6">Обновите массив result значением counter.</text:p>
      <text:p text:style-name="P6">Если происходит переполнение (когда current_pos достигает N_MAX), вызовите функцию rounding и выйдите из цикла.</text:p>
      <text:p text:style-name="P6">В противном случае увеличьте current_pos и обновите флаги.</text:p>
      <text:p text:style-name="P6">Если arr_float меньше arr_int:</text:p>
      <text:p text:style-name="P6">Обработайте нулевую подгонку и при необходимости скорректируйте показатель степени.</text:p>
      <text:p text:style-name="P6">Вызовите функцию move_digits для коррекции позиции цифр в arr_float.</text:p>
      <text:p text:style-name="P4"><text:soft-page-break/>Структура данных:</text:p>
      <text:p text:style-name="P2">Длинные числа хранятся в массивах типа int. Где один элемент массива – цифра. Порядок хранится в отдельной переменной типа int. Знак хранится в переменной типа int (-1 – отрицательное, 1 – положительное).</text:p>
      <text:p text:style-name="P4"/>
      <text:p text:style-name="P4">Функции:</text:p>
      <text:p text:style-name="P2">Функции ввода:<text:line-break/>В них заполняется массив, обрабатывается некорректность ввода</text:p>
      <text:p text:style-name="P9"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input_float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m_m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gn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exponent);</text:span></text:span></text:p>
      <text:p text:style-name="P9"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input_int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m_i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gn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exponent);</text:span></text:span></text:p>
      <text:p text:style-name="P12"/>
      <text:p text:style-name="P3">Функции нормализации:</text:p>
      <text:p text:style-name="P3">Убирают лишние нули, сдвигают массив для дальнейшей обработки.</text:p>
      <text:p text:style-name="P12"/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normalize_int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ze);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normalize_float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do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exponent);</text:span></text:span></text:p>
      <text:p text:style-name="P12"/>
      <text:p text:style-name="P3">Функция count_zero:</text:p>
      <text:p text:style-name="P9"><text:span text:style-name="Default_20_Paragraph_20_Font"><text:span text:style-name="T3">Считает количество нулей в начале массива (необходимо при нормализации)</text:span></text:span></text:p>
      <text:p text:style-name="P9"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count_zero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);</text:span></text:span></text:p>
      <text:p text:style-name="P12"/>
      <text:p text:style-name="P3">Функция move_digits:</text:p>
      <text:p text:style-name="P9"><text:span text:style-name="Default_20_Paragraph_20_Font"><text:span text:style-name="T3">Сдвигает все элементы массива на заданное (poryadok) расстояние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move_digits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_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poryadok);</text:span></text:span></text:p>
      <text:p text:style-name="P12"/>
      <text:p text:style-name="P3">Функция check_ten:</text:p>
      <text:p text:style-name="P9"><text:span text:style-name="Default_20_Paragraph_20_Font"><text:span text:style-name="T3">Проверяет не переходит ли результат деления за 10.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check_ten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_floa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_in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exp);</text:span></text:span></text:p>
      <text:p text:style-name="P12"/>
      <text:p text:style-name="P9"><text:span text:style-name="Default_20_Paragraph_20_Font"><text:span text:style-name="T3">Сравнивает два массива. Возвращает res; <text:s/>-1 Значит, что a &lt; b</text:span></text:span></text:p>
      <text:p text:style-name="P9"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comparison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b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);</text:span></text:span></text:p>
      <text:p text:style-name="P9"><text:span text:style-name="Default_20_Paragraph_20_Font"><text:span text:style-name="T3">Вычитает из массива a массив b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subtract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b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);</text:span></text:span></text:p>
      <text:p text:style-name="P9"><text:span text:style-name="Default_20_Paragraph_20_Font"><text:span text:style-name="T3">Производит операцию деления двух массивов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division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_floa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_in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result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exp);</text:span></text:span></text:p>
      <text:p text:style-name="P12"/>
      <text:p text:style-name="P9"><text:span text:style-name="Default_20_Paragraph_20_Font"><text:span text:style-name="T3">Функция округления массива по полследнему символу:</text:span></text:span></text:p>
      <text:p text:style-name="P9"><text:span text:style-name="Default_20_Paragraph_20_Font"><text:span text:style-name="T7">void</text:span></text:span><text:span text:style-name="Default_20_Paragraph_20_Font"><text:span text:style-name="T9"> </text:span></text:span><text:span text:style-name="Default_20_Paragraph_20_Font"><text:span text:style-name="T11">rounding(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*arr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size,</text:span></text:span><text:span text:style-name="Default_20_Paragraph_20_Font"><text:span text:style-name="T9"> </text:span></text:span><text:span text:style-name="Default_20_Paragraph_20_Font"><text:span text:style-name="T7">int</text:span></text:span><text:span text:style-name="Default_20_Paragraph_20_Font"><text:span text:style-name="T9"> </text:span></text:span><text:span text:style-name="Default_20_Paragraph_20_Font"><text:span text:style-name="T11">last_digit);</text:span></text:span></text:p>
      <text:p text:style-name="P12"/>
      <text:p text:style-name="P9"><text:span text:style-name="Default_20_Paragraph_20_Font"><text:span text:style-name="T3">Функция вывода результата:</text:span></text:span></text:p>
      <text:p text:style-name="Normal"><text:span text:style-name="Default_20_Paragraph_20_Font"><text:span text:style-name="T8">void</text:span></text:span><text:span text:style-name="Default_20_Paragraph_20_Font"><text:span text:style-name="T10"> </text:span></text:span><text:span text:style-name="Default_20_Paragraph_20_Font"><text:span text:style-name="T4">output_res(</text:span></text:span><text:span text:style-name="Default_20_Paragraph_20_Font"><text:span text:style-name="T8">int</text:span></text:span><text:span text:style-name="Default_20_Paragraph_20_Font"><text:span text:style-name="T10"> </text:span></text:span><text:span text:style-name="Default_20_Paragraph_20_Font"><text:span text:style-name="T4">*arr,</text:span></text:span><text:span text:style-name="Default_20_Paragraph_20_Font"><text:span text:style-name="T10"> </text:span></text:span><text:span text:style-name="Default_20_Paragraph_20_Font"><text:span text:style-name="T8">int</text:span></text:span><text:span text:style-name="Default_20_Paragraph_20_Font"><text:span text:style-name="T10"> </text:span></text:span><text:span text:style-name="Default_20_Paragraph_20_Font"><text:span text:style-name="T4">size,</text:span></text:span><text:span text:style-name="Default_20_Paragraph_20_Font"><text:span text:style-name="T10"> </text:span></text:span><text:span text:style-name="Default_20_Paragraph_20_Font"><text:span text:style-name="T8">int</text:span></text:span><text:span text:style-name="Default_20_Paragraph_20_Font"><text:span text:style-name="T10"> </text:span></text:span><text:span text:style-name="Default_20_Paragraph_20_Font"><text:span text:style-name="T4">exp,</text:span></text:span><text:span text:style-name="Default_20_Paragraph_20_Font"><text:span text:style-name="T10"> </text:span></text:span><text:span text:style-name="Default_20_Paragraph_20_Font"><text:span text:style-name="T8">int</text:span></text:span><text:span text:style-name="Default_20_Paragraph_20_Font"><text:span text:style-name="T10"> </text:span></text:span><text:span text:style-name="Default_20_Paragraph_20_Font"><text:span text:style-name="T4">sign);</text:span></text:span></text:p>
      <text:p text:style-name="P4"/>
      <text:p text:style-name="Normal"><text:soft-page-break/><text:span text:style-name="Default_20_Paragraph_20_Font"><text:span text:style-name="T2">Тесты:</text:span></text:span><text:span text:style-name="Default_20_Paragraph_20_Font"><text:span text:style-name="T3"><text:line-break/>1) Корректный ввод</text:span></text:span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Результат</text:span>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Default_20_Paragraph_20_Font"><text:span text:style-name="T3">-899e0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-999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+0.899899..e0</text:span>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Default_20_Paragraph_20_Font"><text:span text:style-name="T3">0.9e-4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81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+0.111..e-5</text:span>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Default_20_Paragraph_20_Font"><text:span text:style-name="T3">1e5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-17</text:span></text:span></text:p>
          </table:table-cell>
          <table:table-cell table:style-name="Table1.A1" office:value-type="string">
            <text:p text:style-name="P10"><text:span text:style-name="Default_20_Paragraph_20_Font"><text:span text:style-name="T3">-0.588…e4</text:span></text:span></text:p>
          </table:table-cell>
        </table:table-row>
      </table:table>
      <text:p text:style-name="P2"/>
      <text:p text:style-name="P2">2) Ошибка ввода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2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2.A1" office:value-type="string">
            <text:p text:style-name="P10"><text:span text:style-name="Default_20_Paragraph_20_Font"><text:span text:style-name="T3">Результат</text:span>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Default_20_Paragraph_20_Font"><text:span text:style-name="T3">1e0</text:span></text:span></text:p>
          </table:table-cell>
          <table:table-cell table:style-name="Table2.A1" office:value-type="string">
            <text:p text:style-name="P10"><text:span text:style-name="Default_20_Paragraph_20_Font"><text:span text:style-name="T3">c</text:span></text:span></text:p>
          </table:table-cell>
          <table:table-cell table:style-name="Table2.A1" office:value-type="string">
            <text:p text:style-name="P10"><text:span text:style-name="Default_20_Paragraph_20_Font"><text:span text:style-name="T3">Wrong input</text:span></text:span>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<text:span text:style-name="Default_20_Paragraph_20_Font"><text:span text:style-name="T3">---</text:span></text:span></text:p>
          </table:table-cell>
          <table:table-cell table:style-name="Table2.A1" office:value-type="string">
            <text:p text:style-name="P10"><text:span text:style-name="Default_20_Paragraph_20_Font"><text:span text:style-name="T3">Wrong input</text:span>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Default_20_Paragraph_20_Font"><text:span text:style-name="T3">1e0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0"><text:span text:style-name="Default_20_Paragraph_20_Font"><text:span text:style-name="T3">Wrong input</text:span></text:span></text:p>
          </table:table-cell>
        </table:table-row>
      </table:table>
      <text:p text:style-name="P2"/>
      <text:p text:style-name="P2">3) Деление на ноль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3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3.A1" office:value-type="string">
            <text:p text:style-name="P10"><text:span text:style-name="Default_20_Paragraph_20_Font"><text:span text:style-name="T3">Результат</text:span>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Default_20_Paragraph_20_Font"><text:span text:style-name="T3">0.124E2</text:span></text:span></text:p>
          </table:table-cell>
          <table:table-cell table:style-name="Table3.A1" office:value-type="string">
            <text:p text:style-name="P10"><text:span text:style-name="Default_20_Paragraph_20_Font"><text:span text:style-name="T3">0</text:span></text:span></text:p>
          </table:table-cell>
          <table:table-cell table:style-name="Table3.A1" office:value-type="string">
            <text:p text:style-name="P10"><text:span text:style-name="Default_20_Paragraph_20_Font"><text:span text:style-name="T3">Can’t divide by zero</text:span></text:span></text:p>
          </table:table-cell>
        </table:table-row>
      </table:table>
      <text:p text:style-name="P2"/>
      <text:p text:style-name="P2"/>
      <text:p text:style-name="P2">4) Граничные значения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Результат</text:span>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Default_20_Paragraph_20_Font"><text:span text:style-name="T3">.99999..(30)e0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9999..(30)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+0.1e-29</text:span>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Default_20_Paragraph_20_Font"><text:span text:style-name="T3">99999..(30)e0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99999..(30)</text:span></text:span></text:p>
          </table:table-cell>
          <table:table-cell table:style-name="Table4.A1" office:value-type="string">
            <text:p text:style-name="P10"><text:span text:style-name="Default_20_Paragraph_20_Font"><text:span text:style-name="T3">+0.1e1</text:span></text:span></text:p>
          </table:table-cell>
        </table:table-row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</table:table-row>
      </table:table>
      <text:p text:style-name="P2"><text:line-break/>5) Нормализация - </text:p>
      <text:p text:style-name="P2">*Нельзя вводить делимое с незначащим последними нулями</text:p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Частное</text:span>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Default_20_Paragraph_20_Font"><text:span text:style-name="T3">035.126e0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1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+0.35126e2</text:span>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Default_20_Paragraph_20_Font"><text:span text:style-name="T3">00.00351e0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1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+0.351e-2</text:span>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Default_20_Paragraph_20_Font"><text:span text:style-name="T3">035.1260e0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1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+0.35126e2</text:span>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Default_20_Paragraph_20_Font"><text:span text:style-name="T3">1000e0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1</text:span></text:span></text:p>
          </table:table-cell>
          <table:table-cell table:style-name="Table5.A1" office:value-type="string">
            <text:p text:style-name="P10"><text:span text:style-name="Default_20_Paragraph_20_Font"><text:span text:style-name="T3">+0.1e4</text:span></text:span></text:p>
          </table:table-cell>
        </table:table-row>
      </table:table>
      <text:p text:style-name="P2"/>
      <text:p text:style-name="P2">6) Округление</text:p>
      <table:table table:name="Table6" table:style-name="Table6">
        <table:table-column table:style-name="Table6.A" table:number-columns-repeated="2"/>
        <table:table-column table:style-name="Table6.C"/>
        <text:soft-page-break/>
        <table:table-row table:style-name="Table6.1">
          <table:table-cell table:style-name="Table6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Частное</text:span>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Default_20_Paragraph_20_Font"><text:span text:style-name="T3">1e0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3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+0.3333....33e0</text:span>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Default_20_Paragraph_20_Font"><text:span text:style-name="T3">-2e0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3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-0.6666….67e0</text:span>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Default_20_Paragraph_20_Font"><text:span text:style-name="T3">9999..(30)e0</text:span></text:span></text:p>
          </table:table-cell>
          <table:table-cell table:style-name="Table6.A1" office:value-type="string">
            <text:p text:style-name="P10"><text:span text:style-name="Default_20_Paragraph_20_Font"><text:span text:style-name="T3">2</text:span></text:span></text:p>
          </table:table-cell>
          <table:table-cell table:style-name="Table6.A1" office:value-type="string">
            <text:p text:style-name="P13"/>
          </table:table-cell>
        </table:table-row>
      </table:table>
      <text:p text:style-name="P2"/>
      <text:p text:style-name="P2">7) Превышение допустимого порядка 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10"><text:span text:style-name="Default_20_Paragraph_20_Font"><text:span text:style-name="T3">Делимое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Делитель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Частное</text:span>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Default_20_Paragraph_20_Font"><text:span text:style-name="T3">1e100000(6)</text:span></text:span></text:p>
          </table:table-cell>
          <table:table-cell table:style-name="Table7.A1" office:value-type="string">
            <text:p text:style-name="P11"><text:span text:style-name="Default_20_Paragraph_20_Font"><text:span text:style-name="T3">---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Exponent error</text:span>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Default_20_Paragraph_20_Font"><text:span text:style-name="T3">1000..(31)e0</text:span></text:span></text:p>
          </table:table-cell>
          <table:table-cell table:style-name="Table7.A1" office:value-type="string">
            <text:p text:style-name="P11"><text:span text:style-name="Default_20_Paragraph_20_Font"><text:span text:style-name="T3">---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Input overflow</text:span>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Default_20_Paragraph_20_Font"><text:span text:style-name="T3">1e0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1000..(31)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Input overflow</text:span>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Default_20_Paragraph_20_Font"><text:span text:style-name="T3">5e99999(5)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5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Exponent error</text:span>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Default_20_Paragraph_20_Font"><text:span text:style-name="T3">0.05e-99999(5)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1</text:span></text:span></text:p>
          </table:table-cell>
          <table:table-cell table:style-name="Table7.A1" office:value-type="string">
            <text:p text:style-name="P10"><text:span text:style-name="Default_20_Paragraph_20_Font"><text:span text:style-name="T3">Exponent error</text:span></text:span></text:p>
          </table:table-cell>
        </table:table-row>
      </table:table>
      <text:p text:style-name="P4"/>
      <text:p text:style-name="P4">Контрольные вопросы:</text:p>
      <text:p text:style-name="Normal"><text:span text:style-name="Default_20_Paragraph_20_Font"><text:span text:style-name="T2">1.</text:span></text:span><text:span text:style-name="Default_20_Paragraph_20_Font"><text:span text:style-name="T3">Каков возможный диапазон чисел, представляемых в ПК? </text:span></text:span></text:p>
      <text:p text:style-name="P2">Диапазон значений чисел зависит от разрядности процессора, размера выделенной для хранения переменной памяти, от типа (целое/вещественное), знака. Под хранение <text:s/>целого положительного числа, для которого выделено 64 разряда, максимально возможное значение числа равно 2^64 – 1 = 18 446 744 073 709 551 615. </text:p>
      <text:p text:style-name="Normal"><text:span text:style-name="Default_20_Paragraph_20_Font"><text:span text:style-name="T2">2.</text:span></text:span><text:span text:style-name="Default_20_Paragraph_20_Font"><text:span text:style-name="T3"> Какова возможная точность представления чисел, чем она определяется? <text:s/></text:span></text:span></text:p>
      <text:p text:style-name="P2">максимальное значение составит 2^32 -1=4 294 967 295. Для 64 разрядов максимально возможное значение числа равно 2^64 -1=18 446 744 073 709 551 615.Точность представления вещественного числа зависит от максимально возможной длины мантиссы. Если длина мантиссы выходит за ганицы разрядной сетки, то происходит округление.</text:p>
      <text:p text:style-name="Normal"><text:span text:style-name="Default_20_Paragraph_20_Font"><text:span text:style-name="T2">3.</text:span></text:span><text:span text:style-name="Default_20_Paragraph_20_Font"><text:span text:style-name="T3"> Какие стандартные операции возможны над числами? </text:span></text:span></text:p>
      <text:p text:style-name="P2">Сложение, вычитание, умножение, деление.</text:p>
      <text:p text:style-name="Normal"><text:span text:style-name="Default_20_Paragraph_20_Font"><text:span text:style-name="T2">4.</text:span></text:span><text:span text:style-name="Default_20_Paragraph_20_Font"><text:span text:style-name="T3"> Какой тип данных может выбрать программист, если обрабатываемые числа превышают возможный диапазон представления чисел в ПК? </text:span></text:span></text:p>
      <text:p text:style-name="P2">Можно использовать специальные библиотеки для работы с большими числами; создать массив цифр числа и производить операции поэлементно, <text:soft-page-break/>храня промежуточный результат в отдельном массиве; создать структуру, деля в ней мантису на части.</text:p>
      <text:p text:style-name="Normal"><text:span text:style-name="Default_20_Paragraph_20_Font"><text:span text:style-name="T2">5.</text:span></text:span><text:span text:style-name="Default_20_Paragraph_20_Font"><text:span text:style-name="T3"> Как можно осуществить операции над числами, выходящими за рамки машинного представления?</text:span></text:span></text:p>
      <text:p text:style-name="P2">В данном случае возможно использовать поразрядные операции.</text:p>
      <text:p text:style-name="P2"/>
      <text:p text:style-name="P4">Вывод:</text:p>
      <text:p text:style-name="P2">При реализации аримфетики длинных чисел целесообразно хранить цифры числа, как элементы массива. Арифметику производить поразрядно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9T07:30:00Z</meta:creation-date>
    <dc:date>2023-12-29T10:32:08.830481058</dc:date>
    <meta:editing-cycles>3</meta:editing-cycles>
    <meta:editing-duration>PT41S</meta:editing-duration>
    <meta:document-statistic meta:table-count="7" meta:image-count="0" meta:object-count="0" meta:page-count="6" meta:paragraph-count="166" meta:word-count="875" meta:character-count="6152" meta:non-whitespace-character-count="5423"/>
    <meta:template xlink:type="simple" xlink:actuate="onRequest" xlink:title="" xlink:href="Normal"/>
  </office:meta>
</office:document-meta>
</file>